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4744" calcext:value-type="float">
            <text:p>48.6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1864" calcext:value-type="float">
            <text:p>48.4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2136" calcext:value-type="float">
            <text:p>48.3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4704" calcext:value-type="float">
            <text:p>48.3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1072" calcext:value-type="float">
            <text:p>48.2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6416" calcext:value-type="float">
            <text:p>48.2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4224" calcext:value-type="float">
            <text:p>48.2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5936" calcext:value-type="float">
            <text:p>48.2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364" calcext:value-type="float">
            <text:p>48.1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124" calcext:value-type="float">
            <text:p>48.0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1888" calcext:value-type="float">
            <text:p>47.8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6592" calcext:value-type="float">
            <text:p>46.6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9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124" calcext:value-type="float">
            <text:p>48.0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7544" calcext:value-type="float">
            <text:p>48.1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8776" calcext:value-type="float">
            <text:p>48.1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1888" calcext:value-type="float">
            <text:p>47.8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8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4912" calcext:value-type="float">
            <text:p>48.4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2904" calcext:value-type="float">
            <text:p>49.1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6752" calcext:value-type="float">
            <text:p>47.9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9072" calcext:value-type="float">
            <text:p>47.4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9072" calcext:value-type="float">
            <text:p>47.4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2768" calcext:value-type="float">
            <text:p>47.2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7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7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6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8528" calcext:value-type="float">
            <text:p>43.8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6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5632" calcext:value-type="float">
            <text:p>42.7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6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101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6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